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23cm" fo:min-width="1.072cm"/>
    </style:style>
    <style:style style:name="gr2" style:family="graphic" style:parent-style-name="standard">
      <style:graphic-properties svg:stroke-color="#bf0041" draw:fill-color="#ff0000" draw:textarea-horizontal-align="justify" draw:textarea-vertical-align="middle" draw:auto-grow-height="false" fo:min-height="0.649cm" fo:min-width="0.398cm"/>
    </style:style>
    <style:style style:name="gr3" style:family="graphic" style:parent-style-name="standard">
      <style:graphic-properties draw:marker-start="Arrowheads_20_2" draw:marker-start-width="0.3cm" draw:marker-end="Arrowheads_20_3" draw:marker-end-width="0.3cm" draw:textarea-vertical-align="middle"/>
    </style:style>
    <style:style style:name="gr4" style:family="graphic" style:parent-style-name="standard">
      <style:graphic-properties draw:marker-start="Arrowheads_20_4" draw:marker-start-width="0.3cm" draw:marker-end="Arrowheads_20_5" draw:marker-end-width="0.3cm" draw:textarea-vertical-align="middle"/>
    </style:style>
    <style:style style:name="gr5" style:family="graphic" style:parent-style-name="standard">
      <style:graphic-properties draw:marker-start="Arrowheads_20_6" draw:marker-start-width="0.3cm" draw:marker-end="Arrowheads_20_7" draw:marker-end-width="0.3cm" draw:textarea-vertical-align="middle"/>
    </style:style>
    <style:style style:name="gr6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8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9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0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3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6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7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56cm" fo:min-width="1.9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8" style:family="graphic" style:parent-style-name="standard">
      <style:graphic-properties svg:stroke-color="#00a933" draw:fill-color="#e8f2a1" draw:textarea-horizontal-align="justify" draw:textarea-vertical-align="middle" draw:auto-grow-height="false" fo:min-height="0.385cm" fo:min-width="0.112cm"/>
    </style:style>
    <style:style style:name="gr19" style:family="graphic" style:parent-style-name="objectwithoutfill">
      <style:graphic-properties svg:stroke-color="#342a06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7.888cm" fo:min-width="0cm"/>
    </style:style>
    <style:style style:name="gr23" style:family="graphic" style:parent-style-name="standard">
      <style:graphic-properties svg:stroke-color="#bf0041" draw:fill-color="#ff0000" draw:textarea-horizontal-align="justify" draw:textarea-vertical-align="middle" draw:auto-grow-height="false" fo:min-height="0.425cm" fo:min-width="0.174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-color="#e8f2a1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2cm" svg:height="2.223cm" svg:x="3.857cm" svg:y="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22cm" svg:height="2.223cm" svg:x="9.255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22cm" svg:height="2.223cm" svg:x="14.652cm" svg:y="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1cm" svg:x="9.572cm" svg:y="5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08cm" svg:y1="2.499cm" svg:x2="14.652cm" svg:y2="2.499cm">
          <text:p/>
        </draw:line>
        <draw:line draw:style-name="gr4" draw:text-style-name="P1" draw:layer="layout" svg:x1="4.81cm" svg:y1="3.769cm" svg:x2="9.572cm" svg:y2="10.119cm">
          <text:p/>
        </draw:line>
        <draw:line draw:style-name="gr5" draw:text-style-name="P1" draw:layer="layout" svg:x1="15.287cm" svg:y1="3.769cm" svg:x2="11.16cm" svg:y2="10.119cm">
          <text:p/>
        </draw:line>
        <draw:custom-shape draw:name="Simple 2" draw:style-name="gr6" draw:text-style-name="P4" draw:layer="layout" svg:width="2.455cm" svg:height="1.041cm" svg:x="9.255cm" svg:y="12.341cm">
          <text:p text:style-name="P3"><text:span text:style-name="T1">Be</text:span><text:span text:style-name="T1">aco</text:span><text:span text:style-name="T1">n 3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" draw:style-name="gr7" draw:text-style-name="P4" draw:layer="layout" svg:width="2.455cm" svg:height="1.041cm" svg:x="1.317cm" svg:y="2.093cm">
          <text:p text:style-name="P3"><text:span text:style-name="T1">Bea</text:span><text:span text:style-name="T1">con </text:span><text:span text:style-name="T1">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3" draw:style-name="gr8" draw:text-style-name="P4" draw:layer="layout" svg:width="2.455cm" svg:height="1.041cm" svg:x="17.192cm" svg:y="2.093cm">
          <text:p text:style-name="P3"><text:span text:style-name="T1">Bea</text:span><text:span text:style-name="T1">con </text:span><text:span text:style-name="T1">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4" draw:style-name="gr9" draw:text-style-name="P4" draw:layer="layout" svg:width="2.455cm" svg:height="1.041cm" svg:x="8.937cm" svg:y="6.626cm">
          <text:p text:style-name="P3"><text:span text:style-name="T1">Tag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7" draw:style-name="gr10" draw:text-style-name="P4" draw:layer="layout" svg:width="2.455cm" svg:height="1.041cm" svg:x="8.937cm" svg:y="1.14cm">
          <text:p text:style-name="P3"><text:span text:style-name="T1">3 </text:span><text:span text:style-name="T1">me</text:span><text:span text:style-name="T1">t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2.222cm" svg:height="2.223cm" svg:x="3.856cm" svg:y="1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22cm" svg:height="2.223cm" svg:x="9.254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22cm" svg:height="2.223cm" svg:x="14.651cm" svg:y="1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1cm" svg:x="9.571cm" svg:y="5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079cm" svg:y1="2.497cm" svg:x2="14.651cm" svg:y2="2.497cm">
          <text:p/>
        </draw:line>
        <draw:line draw:style-name="gr4" draw:text-style-name="P1" draw:layer="layout" svg:x1="4.809cm" svg:y1="3.767cm" svg:x2="9.571cm" svg:y2="10.117cm">
          <text:p/>
        </draw:line>
        <draw:line draw:style-name="gr5" draw:text-style-name="P1" draw:layer="layout" svg:x1="15.286cm" svg:y1="3.767cm" svg:x2="11.159cm" svg:y2="10.117cm">
          <text:p/>
        </draw:line>
        <draw:custom-shape draw:name="Simple 5" draw:style-name="gr11" draw:text-style-name="P4" draw:layer="layout" svg:width="2.455cm" svg:height="1.041cm" svg:x="9.254cm" svg:y="12.339cm">
          <text:p text:style-name="P3"><text:span text:style-name="T1">Beacon 3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6" draw:style-name="gr12" draw:text-style-name="P4" draw:layer="layout" svg:width="2.455cm" svg:height="1.041cm" svg:x="1.316cm" svg:y="2.091cm">
          <text:p text:style-name="P3"><text:span text:style-name="T1">Beacon 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8" draw:style-name="gr13" draw:text-style-name="P4" draw:layer="layout" svg:width="2.455cm" svg:height="1.041cm" svg:x="17.191cm" svg:y="2.091cm">
          <text:p text:style-name="P3"><text:span text:style-name="T1">Beacon 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9" draw:style-name="gr14" draw:text-style-name="P4" draw:layer="layout" svg:width="2.455cm" svg:height="1.041cm" svg:x="8.936cm" svg:y="6.624cm">
          <text:p text:style-name="P3"><text:span text:style-name="T1">Tag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0" draw:style-name="gr15" draw:text-style-name="P4" draw:layer="layout" svg:width="2.455cm" svg:height="1.041cm" svg:x="8.936cm" svg:y="1.138cm">
          <text:p text:style-name="P3"><text:span text:style-name="T1">3 met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5" draw:style-name="gr16" draw:text-style-name="P4" draw:layer="layout" svg:width="2.455cm" svg:height="1.041cm" svg:x="8.705cm" svg:y="14.019cm">
          <text:p text:style-name="P3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8" draw:style-name="gr17" draw:text-style-name="P4" draw:layer="layout" svg:width="2.455cm" svg:height="1.041cm" svg:x="16.959cm" svg:y="14.97cm">
          <text:p text:style-name="P3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.222cm" svg:height="2.223cm" svg:x="3.858cm" svg:y="3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22cm" svg:height="2.223cm" svg:x="14.653cm" svg:y="3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1cm" svg:x="9.573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222cm" svg:height="2.223cm" svg:x="3.857cm" svg:y="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22cm" svg:height="2.223cm" svg:x="9.17cm" svg:y="12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222cm" svg:height="2.223cm" svg:x="14.652cm" svg:y="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27cm" svg:height="1.271cm" svg:x="9.57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612cm" svg:height="0.635cm" svg:x="7.288cm" svg:y="6.30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612cm" svg:height="0.635cm" svg:x="12.368cm" svg:y="6.30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612cm" svg:height="0.635cm" svg:x="9.828cm" svg:y="10.1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612cm" svg:height="0.635cm" svg:x="8.218cm" svg:y="6.9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5" draw:layer="layout" svg:width="0.612cm" svg:height="0.635cm" svg:x="11.393cm" svg:y="6.9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612cm" svg:height="0.635cm" svg:x="9.828cm" svg:y="9.166cm">
          <text:p/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type="line" svg:x1="5.754cm" svg:y1="5.755cm" svg:x2="9.572cm" svg:y2="7.986cm" draw:start-shape="id1" draw:start-glue-point="9" draw:end-shape="id2" draw:end-glue-point="6" svg:d="M5754 5755l3818 2231" svg:viewBox="0 0 3819 2232">
          <text:p/>
        </draw:connector>
        <draw:connector draw:style-name="gr19" draw:text-style-name="P6" draw:layer="layout" draw:type="line" svg:x1="14.977cm" svg:y1="5.755cm" svg:x2="10.842cm" svg:y2="7.986cm" draw:start-shape="id3" draw:start-glue-point="7" draw:end-shape="id2" draw:end-glue-point="10" svg:d="M14977 5755l-4135 2231" svg:viewBox="0 0 4136 2232">
          <text:p/>
        </draw:connector>
        <draw:connector draw:style-name="gr19" draw:text-style-name="P6" draw:layer="layout" draw:type="line" svg:x1="10.281cm" svg:y1="12.341cm" svg:x2="10.207cm" svg:y2="8.621cm" draw:start-shape="id4" draw:start-glue-point="4" draw:end-shape="id2" draw:end-glue-point="8" svg:d="M10281 12341l-74-3720" svg:viewBox="0 0 75 3721">
          <text:p/>
        </draw:connector>
      </draw:page>
      <draw:page draw:name="page3" draw:style-name="dp1" draw:master-page-name="Default">
        <draw:line draw:style-name="gr20" draw:text-style-name="P6" draw:layer="layout" svg:x1="10.525cm" svg:y1="8.303cm" svg:x2="10.525cm" svg:y2="17.51cm">
          <text:p/>
        </draw:line>
        <draw:line draw:style-name="gr20" draw:text-style-name="P6" draw:layer="layout" svg:x1="10.525cm" svg:y1="17.51cm" svg:x2="9.89cm" svg:y2="18.145cm">
          <text:p/>
        </draw:line>
        <draw:line draw:style-name="gr20" draw:text-style-name="P6" draw:layer="layout" svg:x1="10.525cm" svg:y1="17.51cm" svg:x2="11.16cm" svg:y2="18.145cm">
          <text:p/>
        </draw:line>
        <draw:line draw:style-name="gr20" draw:text-style-name="P6" draw:layer="layout" svg:x1="10.525cm" svg:y1="17.51cm" svg:x2="10.525cm" svg:y2="17.828cm">
          <text:p/>
        </draw:line>
        <draw:line draw:style-name="gr20" draw:text-style-name="P6" draw:layer="layout" svg:x1="2.587cm" svg:y1="12.748cm" svg:x2="2.587cm" svg:y2="21.955cm">
          <text:p/>
        </draw:line>
        <draw:line draw:style-name="gr20" draw:text-style-name="P6" draw:layer="layout" svg:x1="2.587cm" svg:y1="21.955cm" svg:x2="1.952cm" svg:y2="22.59cm">
          <text:p/>
        </draw:line>
        <draw:line draw:style-name="gr20" draw:text-style-name="P6" draw:layer="layout" svg:x1="2.587cm" svg:y1="21.955cm" svg:x2="3.222cm" svg:y2="22.59cm">
          <text:p/>
        </draw:line>
        <draw:line draw:style-name="gr20" draw:text-style-name="P6" draw:layer="layout" svg:x1="2.587cm" svg:y1="21.955cm" svg:x2="2.587cm" svg:y2="22.273cm">
          <text:p/>
        </draw:line>
        <draw:line draw:style-name="gr20" draw:text-style-name="P6" draw:layer="layout" svg:x1="16.557cm" svg:y1="12.748cm" svg:x2="16.557cm" svg:y2="21.955cm">
          <text:p/>
        </draw:line>
        <draw:line draw:style-name="gr20" draw:text-style-name="P6" draw:layer="layout" svg:x1="16.557cm" svg:y1="21.955cm" svg:x2="15.922cm" svg:y2="22.59cm">
          <text:p/>
        </draw:line>
        <draw:line draw:style-name="gr20" draw:text-style-name="P6" draw:layer="layout" svg:x1="16.557cm" svg:y1="21.955cm" svg:x2="17.192cm" svg:y2="22.59cm">
          <text:p/>
        </draw:line>
        <draw:line draw:style-name="gr20" draw:text-style-name="P6" draw:layer="layout" svg:x1="16.557cm" svg:y1="21.955cm" svg:x2="16.557cm" svg:y2="22.273cm">
          <text:p/>
        </draw:line>
        <draw:custom-shape draw:style-name="gr21" draw:text-style-name="P1" draw:layer="layout" svg:width="0.635cm" svg:height="0.635cm" svg:x="2.2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0.20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6.24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10.16cm" svg:x="18.145cm" svg:y="12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0.952cm" svg:height="0.953cm" svg:x="9.255cm" svg:y="19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2.905cm" svg:y1="12.747cm" svg:x2="9.572cm" svg:y2="20.05cm">
          <text:p/>
        </draw:line>
        <draw:line draw:style-name="gr19" draw:text-style-name="P6" draw:layer="layout" svg:x1="10.525cm" svg:y1="8.62cm" svg:x2="9.572cm" svg:y2="19.732cm">
          <text:p/>
        </draw:line>
        <draw:line draw:style-name="gr19" draw:text-style-name="P6" draw:layer="layout" svg:x1="16.24cm" svg:y1="13.065cm" svg:x2="9.89cm" svg:y2="20.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7T21:34:00.991757011</meta:creation-date>
    <dc:date>2024-02-27T22:00:22.686324362</dc:date>
    <meta:editing-duration>PT5M53S</meta:editing-duration>
    <meta:editing-cycles>3</meta:editing-cycles>
    <meta:generator>LibreOffice/7.3.7.2$Linux_X86_64 LibreOffice_project/30$Build-2</meta:generator>
    <meta:document-statistic meta:object-count="62"/>
  </office:meta>
</office:document-meta>
</file>